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5DC04366641BE99382D.png" manifest:media-type="image/png"/>
  <manifest:file-entry manifest:full-path="Pictures/10000201000005DC000005DCD591267319930A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398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2.068cm" svg:height="12.07cm" svg:x="0cm" svg:y="-0.4cm">
          <draw:image xlink:href="Pictures/10000201000005DC000005DCD591267319930A9A.png" xlink:type="simple" xlink:show="embed" xlink:actuate="onLoad" loext:mime-type="image/png">
            <text:p/>
          </draw:image>
        </draw:frame>
        <draw:frame draw:style-name="gr2" draw:text-style-name="P1" draw:layer="layout" svg:width="9.787cm" svg:height="12.07cm" svg:x="11.213cm" svg:y="-0.4cm">
          <draw:image xlink:href="Pictures/10000201000005DC000005DC04366641BE99382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3:47:53.426900044</meta:creation-date>
    <dc:date>2023-09-05T14:00:37.817582199</dc:date>
    <meta:editing-duration>PT15M30S</meta:editing-duration>
    <meta:editing-cycles>5</meta:editing-cycles>
    <meta:generator>LibreOffice/6.4.7.2$Linux_X86_64 LibreOffice_project/40$Build-2</meta:generator>
    <meta:document-statistic meta:object-count="2"/>
  </office:meta>
</office:document-meta>
</file>